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Times New Roman1" svg:font-family="'Times New Roman'"/>
    <style:font-face style:name="FreeSans1" svg:font-family="FreeSans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287ea1"/>
    </style:style>
    <style:style style:name="P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 New Roman1" fo:font-size="11pt" fo:letter-spacing="normal" fo:language="hu" fo:country="HU" fo:font-style="normal" style:text-underline-style="none" fo:font-weight="normal" style:font-size-asian="11pt" style:language-asian="zxx" style:country-asian="none" style:font-size-complex="11pt" style:language-complex="zxx" style:country-complex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officeooo:rsid="000a9990" officeooo:paragraph-rsid="002ada30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color="#000000" loext:opacity="100%" style:font-name="Nimbus Roman" fo:font-size="11pt" fo:language="hu" fo:country="HU" officeooo:paragraph-rsid="001a2220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color="#000000" loext:opacity="100%" style:font-name="Nimbus Roman" fo:font-size="11pt" fo:language="hu" fo:country="HU" officeooo:rsid="001a2220" officeooo:paragraph-rsid="001a2220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size="11pt" fo:language="hu" fo:country="HU" officeooo:rsid="000a9990" officeooo:paragraph-rsid="002ada30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0pt" fo:letter-spacing="normal" fo:language="hu" fo:country="HU" fo:font-style="normal" fo:font-weight="normal" officeooo:paragraph-rsid="0020d804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1" fo:font-size="11pt" fo:letter-spacing="normal" fo:language="hu" fo:country="HU" fo:font-style="normal" fo:font-weight="bold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1" fo:font-size="11pt" fo:letter-spacing="normal" fo:language="hu" fo:country="HU" fo:font-style="italic" fo:font-weight="normal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Arial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size="11pt" fo:language="hu" fo:country="HU" style:font-size-asian="11pt" style:language-asian="zxx" style:country-asian="none" style:font-size-complex="11pt" style:language-complex="zxx" style:country-complex="none"/>
    </style:style>
    <style:style style:name="P15" style:family="paragraph" style:parent-style-name="Heading_20_1">
      <style:paragraph-properties fo:margin-left="0in" fo:margin-right="0in" fo:margin-top="0in" fo:margin-bottom="0.0827in" style:contextual-spacing="false" fo:orphans="2" fo:widows="2" fo:text-indent="0in" style:auto-text-indent="false"/>
      <style:text-properties officeooo:paragraph-rsid="00287ea1"/>
    </style:style>
    <style:style style:name="P16" style:family="paragraph" style:parent-style-name="Heading_20_2">
      <style:paragraph-properties fo:break-before="page"/>
      <style:text-properties fo:language="hu" fo:country="HU" style:language-asian="zxx" style:country-asian="none" style:language-complex="zxx" style:country-complex="none"/>
    </style:style>
    <style:style style:name="P17" style:family="paragraph" style:parent-style-name="Heading_20_2">
      <style:text-properties fo:language="hu" fo:country="HU" style:language-asian="zxx" style:country-asian="none" style:language-complex="zxx" style:country-complex="none"/>
    </style:style>
    <style:style style:name="P18" style:family="paragraph" style:parent-style-name="Heading_20_2">
      <style:text-properties fo:language="hu" fo:country="HU" officeooo:paragraph-rsid="001a2220" style:language-asian="zxx" style:country-asian="none" style:language-complex="zxx" style:country-complex="none"/>
    </style:style>
    <style:style style:name="P19" style:family="paragraph" style:parent-style-name="Text_20_body">
      <style:text-properties fo:font-size="11pt" fo:language="hu" fo:country="HU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0pt" fo:letter-spacing="normal" fo:language="hu" fo:country="HU" fo:font-style="normal" fo:font-weight="normal" officeooo:paragraph-rsid="0020d804" style:font-size-asian="10pt" style:language-asian="zxx" style:country-asian="none" style:font-size-complex="10pt" style:language-complex="zxx" style:country-complex="none"/>
    </style:style>
    <style:style style:name="P21" style:family="paragraph" style:parent-style-name="Heading_20_3">
      <style:text-properties fo:language="hu" fo:country="HU" style:language-asian="zxx" style:country-asian="none" style:language-complex="zxx" style:country-complex="none"/>
    </style:style>
    <style:style style:name="P22" style:family="paragraph" style:parent-style-name="Text_20_body" style:list-style-name="L1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ext_20_body" style:list-style-name="L2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 style:list-style-name="L3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 style:list-style-name="L7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 style:list-style-name="L8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 style:list-style-name="L4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0pt" fo:letter-spacing="normal" fo:language="hu" fo:country="HU" fo:font-style="normal" fo:font-weight="normal" officeooo:paragraph-rsid="00235aca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ext_20_body" style:list-style-name="L5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0pt" fo:letter-spacing="normal" fo:language="hu" fo:country="HU" fo:font-style="normal" fo:font-weight="normal" officeooo:paragraph-rsid="0020d804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ext_20_body" style:list-style-name="L6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0pt" fo:letter-spacing="normal" fo:language="hu" fo:country="HU" fo:font-style="normal" fo:font-weight="normal" officeooo:paragraph-rsid="0020d804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ext_20_body" style:list-style-name="L5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0pt" fo:letter-spacing="normal" fo:language="hu" fo:country="HU" fo:font-style="normal" fo:font-weight="normal" officeooo:rsid="0020d804" officeooo:paragraph-rsid="0020d804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officeooo:rsid="002dda69" officeooo:paragraph-rsid="002dda69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size="11pt" fo:language="hu" fo:country="HU" style:font-size-asian="11pt" style:language-asian="zxx" style:country-asian="none" style:font-size-complex="11pt" style:language-complex="zxx" style:country-complex="none"/>
    </style:style>
    <style:style style:name="T1" style:family="text"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T2" style:family="text">
      <style:text-properties fo:font-variant="normal" fo:text-transform="none" fo:color="#000000" loext:opacity="100%" style:font-name="Times New Roman1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Times New Roman1" fo:letter-spacing="normal" fo:font-style="normal" fo:font-weight="normal" officeooo:rsid="00279db8"/>
    </style:style>
    <style:style style:name="T4" style:family="text">
      <style:text-properties fo:font-variant="normal" fo:text-transform="none" fo:color="#000000" loext:opacity="100%" style:font-name="Times New Roman1" fo:letter-spacing="normal" fo:font-style="normal" fo:font-weight="normal" officeooo:rsid="000df1cd"/>
    </style:style>
    <style:style style:name="T5" style:family="text">
      <style:text-properties fo:font-variant="normal" fo:text-transform="none" fo:color="#000000" loext:opacity="100%" style:font-name="Times New Roman1" fo:letter-spacing="normal" fo:font-style="normal" fo:font-weight="normal" officeooo:rsid="002623bd"/>
    </style:style>
    <style:style style:name="T6" style:family="text">
      <style:text-properties fo:font-variant="normal" fo:text-transform="none" fo:color="#000000" loext:opacity="100%" style:font-name="Times New Roman1" fo:letter-spacing="normal" fo:font-style="normal" fo:font-weight="normal" officeooo:rsid="002bfe2d"/>
    </style:style>
    <style:style style:name="T7" style:family="text">
      <style:text-properties fo:font-variant="normal" fo:text-transform="none" fo:color="#000000" loext:opacity="100%" style:font-name="Times New Roman" fo:font-size="11pt" fo:letter-spacing="normal" fo:language="hu" fo:country="HU" fo:font-style="normal" style:text-underline-style="solid" style:text-underline-width="auto" style:text-underline-color="font-color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1894b8"/>
    </style:style>
    <style:style style:name="T10" style:family="text">
      <style:text-properties fo:font-variant="normal" fo:text-transform="none" fo:letter-spacing="normal" fo:font-style="normal" fo:font-weight="normal" officeooo:rsid="00196fa3"/>
    </style:style>
    <style:style style:name="T11" style:family="text">
      <style:text-properties fo:font-variant="normal" fo:text-transform="none" fo:letter-spacing="normal" fo:font-style="normal" fo:font-weight="normal" officeooo:rsid="001bad9f"/>
    </style:style>
    <style:style style:name="T12" style:family="text">
      <style:text-properties fo:font-variant="normal" fo:text-transform="none" fo:letter-spacing="normal" fo:font-style="normal" fo:font-weight="normal" officeooo:rsid="001cd42c"/>
    </style:style>
    <style:style style:name="T13" style:family="text">
      <style:text-properties fo:font-variant="normal" fo:text-transform="none" fo:letter-spacing="normal" fo:font-style="normal" fo:font-weight="normal" officeooo:rsid="0023843b"/>
    </style:style>
    <style:style style:name="T14" style:family="text">
      <style:text-properties officeooo:rsid="001cfe29"/>
    </style:style>
    <style:style style:name="T15" style:family="text">
      <style:text-properties officeooo:rsid="001df76c"/>
    </style:style>
    <style:style style:name="T16" style:family="text">
      <style:text-properties officeooo:rsid="001f8968"/>
    </style:style>
    <style:style style:name="T17" style:family="text">
      <style:text-properties officeooo:rsid="0028bb26"/>
    </style:style>
    <style:style style:name="T18" style:family="text">
      <style:text-properties style:font-name="Times New Roman1" officeooo:rsid="00279db8"/>
    </style:style>
    <style:style style:name="T19" style:family="text">
      <style:text-properties officeooo:rsid="002fc01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artalomjegyzék</text:p>
      <text:p text:style-name="P1"><text:a xlink:type="simple" xlink:href="https://users.iit.uni-miskolc.hu/~mileff/szt/srs.html#1.+Bevezetés%7Coutline" text:style-name="Internet_20_link" text:visited-style-name="Visited_20_Internet_20_Link"><text:span text:style-name="T1">1. Bevezetés</text:span></text:a></text:p>
      <text:p text:style-name="P1"><text:a xlink:type="simple" xlink:href="https://users.iit.uni-miskolc.hu/~mileff/szt/srs.html#2.+Áttekintés%7Coutline" text:style-name="Internet_20_link" text:visited-style-name="Visited_20_Internet_20_Link"><text:span text:style-name="T1">2. Áttekintés</text:span></text:a></text:p>
      <text:p text:style-name="P1"><text:a xlink:type="simple" xlink:href="https://users.iit.uni-miskolc.hu/~mileff/szt/srs.html#3.+A+rendszer+funkciói%7Coutline" text:style-name="Internet_20_link" text:visited-style-name="Visited_20_Internet_20_Link"><text:span text:style-name="T1">3. A rendszer funkciói</text:span></text:a></text:p>
      <text:p text:style-name="P3"><text:tab/>3.1 Első követelmény</text:p>
      <text:p text:style-name="P1"><text:a xlink:type="simple" xlink:href="https://users.iit.uni-miskolc.hu/~mileff/szt/srs.html#4.+Használhatóság%7Coutline" text:style-name="Internet_20_link" text:visited-style-name="Visited_20_Internet_20_Link"><text:span text:style-name="T1">4. Használhatóság</text:span></text:a></text:p>
      <text:h text:style-name="P15" text:outline-level="1"><text:span text:style-name="T7">5. Megbízhatóság<text:line-break/>6. Teljesítmény<text:line-break/>7. Támogatottság<text:line-break/></text:span><text:a xlink:type="simple" xlink:href="https://users.iit.uni-miskolc.hu/~mileff/szt/srs.html#8.+Tervezési+korlátozások%7Coutline" text:style-name="Internet_20_link" text:visited-style-name="Visited_20_Internet_20_Link"><text:span text:style-name="T1">8. Tervezési korlátozások</text:span></text:a></text:h>
      <text:p text:style-name="P2"><text:a xlink:type="simple" xlink:href="https://users.iit.uni-miskolc.hu/~mileff/szt/srs.html#9.+On-line+dokumentáció+és+Help+rendszer%7Coutline" text:style-name="Internet_20_link" text:visited-style-name="Visited_20_Internet_20_Link"><text:span text:style-name="T1">9. On-line dokumentáció és Help rendszer</text:span></text:a></text:p>
      <text:p text:style-name="P2"><text:a xlink:type="simple" xlink:href="https://users.iit.uni-miskolc.hu/~mileff/szt/srs.html#10.+Felhasznált+kész+komponensek%7Coutline" text:style-name="Internet_20_link" text:visited-style-name="Visited_20_Internet_20_Link"><text:span text:style-name="T1">10. Felhasznált kész komponensek</text:span></text:a></text:p>
      <text:p text:style-name="P2"><text:a xlink:type="simple" xlink:href="https://users.iit.uni-miskolc.hu/~mileff/szt/srs.html#11.+Interfészek%7Coutline" text:style-name="Internet_20_link" text:visited-style-name="Visited_20_Internet_20_Link"><text:span text:style-name="T1">11. Interfészek</text:span></text:a></text:p>
      <text:p text:style-name="P4"><text:tab/>11.1. Felhasználói interfészek</text:p>
      <text:p text:style-name="P4"><text:tab/>11.2. Hardware interfészek</text:p>
      <text:p text:style-name="P4"><text:tab/>11.3. Software interfészek</text:p>
      <text:p text:style-name="P4"><text:tab/>11.3. Kommunikációs interfészek</text:p>
      <text:p text:style-name="P1"><text:a xlink:type="simple" xlink:href="https://users.iit.uni-miskolc.hu/~mileff/szt/srs.html#12.+Alkalmazott+szabványok%7Coutline" text:style-name="Internet_20_link" text:visited-style-name="Visited_20_Internet_20_Link"><text:span text:style-name="T1">12. Alkalmazott szabványok</text:span></text:a></text:p>
      <text:p text:style-name="P4"><text:tab/>12.1. Kötelezően alkalmazandó szabványok</text:p>
      <text:p text:style-name="P4"><text:tab/>12.2. Választás alapján alkalmazott szabványok</text:p>
      <text:p text:style-name="P14"/>
      <text:h text:style-name="P16" text:outline-level="2">1. Bevezetés</text:h>
      <text:p text:style-name="P13"/>
      <text:p text:style-name="P6"><text:span text:style-name="T8"><text:tab/>A projekt</text:span><text:span text:style-name="T9">ünk</text:span><text:span text:style-name="T8"> során </text:span><text:span text:style-name="T9">átlagos, egyszerű, és egyben versenyképes játékosok számára egyaránt könnyen befogadható </text:span><text:span text:style-name="T10">RPG szoftver megalkotására törekszünk</text:span><text:span text:style-name="T8">. </text:span><text:span text:style-name="T10">A recept alapjáraton nem egyedi, de a meglévő struktúrát megpróbáljuk bővíteni</text:span><text:span text:style-name="T8">, </text:span><text:span text:style-name="T10">és valamilyen szinten még egyedibbé alakítani</text:span><text:span text:style-name="T8">. </text:span></text:p>
      <text:p text:style-name="P7"><text:span text:style-name="T8">Ebben a dokumentumban inkább technikai leírást szeretnénk rögzíteni a szoftver specifikációjáról, annak érdekében, </text:span><text:span text:style-name="T11">hogy </text:span><text:span text:style-name="T13">nagyobb áttekintést</text:span><text:span text:style-name="T12"> adjunk a rendszer által biztosítandó főbb szolgáltatásokról</text:span><text:span text:style-name="T8">.</text:span></text:p>
      <text:h text:style-name="P18" text:outline-level="2">2. Áttekintés</text:h>
      <text:p text:style-name="P13"/>
      <text:p text:style-name="P11">Ennek a fejezetnek a célja a készülő alkalmazás szempontjából fontos általános körülmények összefoglalása. Ez nem konkrét követelményeket tartalmaz, hanem azok hátterét világítja meg, segítve a következő fejezetekben részletezett információk megértését. Ide tartozhatnak olyan információk, mint például:</text:p>
      <text:list xml:id="list1894946452" text:style-name="L1">
        <text:list-item>
          <text:p text:style-name="P22">a termék környezete,</text:p>
        </text:list-item>
        <text:list-item>
          <text:p text:style-name="P22">legfontosabb funkciók,</text:p>
        </text:list-item>
        <text:list-item>
          <text:p text:style-name="P22">a felhasználók jellemzői,</text:p>
        </text:list-item>
        <text:list-item>
          <text:p text:style-name="P22">korlátozások,</text:p>
        </text:list-item>
        <text:list-item>
          <text:p text:style-name="P22">feltételezések és függőségek,</text:p>
        </text:list-item>
        <text:list-item>
          <text:p text:style-name="P22">a követelmények csoportosításának szempontjai.</text:p>
        </text:list-item>
      </text:list>
      <text:p text:style-name="P14"/>
      <text:h text:style-name="P17" text:outline-level="2">3. A rendszer funkciói</text:h>
      <text:h text:style-name="P17" text:outline-level="2"/>
      <text:p text:style-name="P11">Ebben az alpontban kell összefoglalni a a rendszerrel szemben támasztott funkcionális követelményeket.</text:p>
      <text:p text:style-name="P11">A leírás történhet természetes nyelven és/vagy user case diagramok használatával.</text:p>
      <text:p text:style-name="P14"/>
      <text:p text:style-name="P11">Természetes nyelvi leírás esetén az egyes alpontok egymás után egy-egy követelmény specifikációját tartalmazzák. Szükség esetén a követelmények a rendszer fő szolgáltatásai, funkcionális moduljai mentén csoportosíthatók.</text:p>
      <text:p text:style-name="P14"/>
      <text:p text:style-name="P11">Use case diagramok használata esetén a use case modell alapvetően use case csomagok sorozata. A csoportosítás ilyenkor a csomagok segítségével történik, és egy-egy alpont egy csomagra vonatkozik. Egy alpont ilyenkor az alábbiakat tartalmazza:</text:p>
      <text:list xml:id="list3048780233" text:style-name="L2">
        <text:list-item>
          <text:p text:style-name="P23">Egy use case diagram.</text:p>
        </text:list-item>
        <text:list-item>
          <text:p text:style-name="P23">A diagramon szereplő valamennyi aktor felsorolása, és pontos definíciója (ha a dokumentumban már korábban előfordult, akkor a pontos hivatkozás a definícióra).</text:p>
        </text:list-item>
        <text:list-item>
          <text:p text:style-name="P23">A diagramon szereplő valamennyi use case felsorolása, és pontos definíciója. Egyszerű esetben ez lehet természetes nyelvi leírás, bonyolultabb esetben egyéb UML eszköz. (pl. szekvencia diagram <text:soft-page-break/>vagy együttműködési diagram.) Minden use case leírás az alábbiakat kell hogy tartalmazza, egy – egy alpontban:</text:p>
        </text:list-item>
        <text:list-item>
          <text:p text:style-name="P23">A use case neve.</text:p>
        </text:list-item>
        <text:list-item>
          <text:p text:style-name="P23">Rövid leírás.</text:p>
        </text:list-item>
        <text:list-item>
          <text:p text:style-name="P23">Prekondíciók (előfeltételek): azon feltételek felsorolása, amelyeknek teljesülnie kell, mielőtt a use case által jelzett tevékenység elkezdődik.</text:p>
        </text:list-item>
        <text:list-item>
          <text:p text:style-name="P23">Post kondíciók : annak leírása, hogy milyen állapot következik be a use case végén.</text:p>
        </text:list-item>
        <text:list-item>
          <text:p text:style-name="P23">Szokásos működés (Main Flow): azok az események / folyamatok, amelyek a use case „szokásos” körülmények közötti működését jellemzik. (Például egy pénzfelvételnél a kártya beolvasása, pin kód beadása stb.)</text:p>
        </text:list-item>
        <text:list-item>
          <text:p text:style-name="P23">Alternatív esetek (Alternate Flows): azok az események / folyamatok, amelyek előfordulhatnak, és ezért kezelendők, de nem a „szokásos” működéshez tartoznak. (Például a pénzfelvételnél a kuncsaft helytelen pin kódot ad meg.)</text:p>
        </text:list-item>
        <text:list-item>
          <text:p text:style-name="P23">Kivételes esetek (Exception Flows): azok a lehetséges forgatókönyvek, amelyek váratlanul bekövetkezhetnek. (Például a pénzfelvételnél egy olvashatatlan kártya, vagy áramszünet stb.)</text:p>
        </text:list-item>
        <text:list-item>
          <text:p text:style-name="P23">A diagramon szereplő use case-ek kapcsolatainak leírása.</text:p>
        </text:list-item>
      </text:list>
      <text:p text:style-name="P14"/>
      <text:p text:style-name="P12">És akkor itt jönnek a 3.1, 3.2 stb. alpontok az egyes követelmények és/vagy use case diagramok leírásával.</text:p>
      <text:h text:style-name="P21" text:outline-level="3">3.1. Első követelmény</text:h>
      <text:p text:style-name="P14"/>
      <text:h text:style-name="P17" text:outline-level="2">4. Használhatóság</text:h>
      <text:p text:style-name="P13"/>
      <text:p text:style-name="P11">Itt kell összefoglalni azokat a nem funkcionális követelményeket (mindegyiket egy-egy alpontban), amelyek a rendszer használhatóságát befolyásolják. Ilyenek lehetnek például:</text:p>
      <text:list xml:id="list4026029798" text:style-name="L3">
        <text:list-item>
          <text:p text:style-name="P24">Mennyi betanulási időre lesz majd szüksége a rendszer hatékony használatához egy kezdő és egy gyakorlott felhasználónak.</text:p>
        </text:list-item>
        <text:list-item>
          <text:p text:style-name="P24">Mennyi idő alatt tud egy adott tevékenységet végrehajtani egy átlagos felhasználó a jelenlegi módszerrel, meglévő más rendszerek, illetve a fejlesztendő rendszer segítségével.</text:p>
        </text:list-item>
        <text:list-item>
          <text:p text:style-name="P24">Melyek azok a rendszer tulajdonságok, amelyek segíthetik a kezdő felhasználót a gyors betanulásban?</text:p>
        </text:list-item>
        <text:list-item>
          <text:p text:style-name="P24">Milyen egyéb lehetőségek állnak rendelkezésre (vagy kérhetők a fejlesztőktől ingyen vagy külön díjazás fejében) a betanulás elősegítésére (tréningek, dokumentációk, könyvek, demonstrációs prototípus stb.)</text:p>
        </text:list-item>
        <text:list-item>
          <text:p text:style-name="P24">Mennyire hasonló vagy eltérő a felhasználói felület, annak használati módja a felhasználók által már korábban is használt alkalmazásokkal összehasonlítva?</text:p>
        </text:list-item>
        <text:list-item>
          <text:p text:style-name="P24">Ha a leendő alkalmazással párhuzamosan más alkalmazásokat is fognak használni a felhasználók a munkájuk során, összhangban vannak-e ezek programok a használat (elsősorban a felhasználói felület szempontjából)?</text:p>
        </text:list-item>
      </text:list>
      <text:p text:style-name="P14"/>
      <text:p text:style-name="P14"><text:soft-page-break/></text:p>
      <text:p text:style-name="P14"/>
      <text:p text:style-name="P14"/>
      <text:h text:style-name="P17" text:outline-level="2">5. Megbízhatóság</text:h>
      <text:list xml:id="list3613369273" text:style-name="L4">
        <text:list-item>
          <text:p text:style-name="P27">A szoftver rendelkezésre áll 100%-ban egyjátékos módban. Többjátékos mód esetén heti egyszer karbantartás előre láthatólag egy-két óra.</text:p>
        </text:list-item>
        <text:list-item>
          <text:p text:style-name="P27">MTBF (Mean Time Between Failures): <text:s/>56 óra</text:p>
        </text:list-item>
        <text:list-item>
          <text:p text:style-name="P27">MTTR (Mean Time To Repair): 4 óra</text:p>
        </text:list-item>
        <text:list-item>
          <text:p text:style-name="P27">Hibák kezelése: A program futás közbeni hiba esetén terminálódik.</text:p>
        </text:list-item>
        <text:list-item>
          <text:p text:style-name="P27">Hibák javítása: A javításokat a KoviUbiSoft fogja végezni.</text:p>
          <text:p text:style-name="P27"/>
        </text:list-item>
      </text:list>
      <text:h text:style-name="P17" text:outline-level="2">6. Teljesítmény</text:h>
      <text:list xml:id="list3865621869" text:style-name="L5">
        <text:list-item>
          <text:p text:style-name="P28">Válaszidők: Az egyjátékos mód esetén elhanyagolható adat. Többjátékos esetén 10 ms minimum. 300ms fölött a kapcsolat megszakításra kerül amennyiben ez 10 másodpercen túl fennáll.</text:p>
        </text:list-item>
        <text:list-item>
          <text:p text:style-name="P28">Kapacitás: Indulásnál 10000 játékosra készülünk a többjátékos módban.</text:p>
        </text:list-item>
        <text:list-item>
          <text:p text:style-name="P28">Áteresztőképesség: 150 TPS</text:p>
        </text:list-item>
        <text:list-item>
          <text:p text:style-name="P28">Erőforrás igények: <text:tab/></text:p>
          <text:list>
            <text:list-item>
              <text:p text:style-name="P28">CPU: 2.2 GHz Dual core</text:p>
            </text:list-item>
            <text:list-item>
              <text:p text:style-name="P28">RAM: 4 GB</text:p>
            </text:list-item>
            <text:list-item>
              <text:p text:style-name="P28">OS: Windows 7 vagy újabb, <text:span text:style-name="T17">Linux, macOS</text:span></text:p>
            </text:list-item>
            <text:list-item>
              <text:p text:style-name="P28">Videokártya: Nvidia Geforce GTX 670 vagy AMD Radeon HD 7970 vagy újabb</text:p>
            </text:list-item>
            <text:list-item>
              <text:p text:style-name="P30">Tárhely: 2 GB</text:p>
            </text:list-item>
          </text:list>
        </text:list-item>
      </text:list>
      <text:p text:style-name="P9"/>
      <text:h text:style-name="P17" text:outline-level="2">7. Támogatottság</text:h>
      <text:list xml:id="list3432023971" text:style-name="L6">
        <text:list-item>
          <text:p text:style-name="P29">A fejlesztők törekednek a Java nyelv szabványainak betartására, hogy a későbbiekben is könnyedén bővíthető kódot készítsenek.</text:p>
        </text:list-item>
        <text:list-item>
          <text:p text:style-name="P29">Az egyjátékos verzió nem igényel karbantartást. A többjátékos heti rendszerességgel történő karbantartását a KoviUbiSoft végzi.</text:p>
        </text:list-item>
        <text:list-item>
          <text:p text:style-name="P29">A hibabejelentésre külön lehetőség lesz a játék weboldalán.</text:p>
        </text:list-item>
        <text:list-item>
          <text:p text:style-name="P29">A szoftver előreláthatólag naplókat készít a hibákról és a bejelentkezésekről többjátékos mód esetén.</text:p>
        </text:list-item>
      </text:list>
      <text:p text:style-name="P20"/>
      <text:h text:style-name="P17" text:outline-level="2">8. Tervezési korlátozások</text:h>
      <text:p text:style-name="P13"/>
      <text:p text:style-name="P11">Itt kell felsorolni egy-egy alpontban minden olyan korlátozást, amely a tervezési, esetleg az implementációs munkát befolyásolja. Ilyenek lehetnek például:</text:p>
      <text:list xml:id="list1986047822" text:style-name="L7">
        <text:list-item>
          <text:p text:style-name="P25"><text:soft-page-break/>a kívánatos architektúrára vonatkozó előírások (például milyen részekből [„tier”] kell felépíteni az alkalmazást),</text:p>
        </text:list-item>
        <text:list-item>
          <text:p text:style-name="P25">milyen programozási nyelv(ek)et kell használni,</text:p>
        </text:list-item>
        <text:list-item>
          <text:p text:style-name="P25">milyen fejlesztőeszközt kell használni,</text:p>
        </text:list-item>
        <text:list-item>
          <text:p text:style-name="P25">milyen újra felhasználható elemek építhetők be az alkalmazásba (komponens- és/vagy osztálykönyvtárak, kész kódok stb.),</text:p>
        </text:list-item>
        <text:list-item>
          <text:p text:style-name="P25">milyen fejlesztési módszertant, hogyan kell használni.</text:p>
        </text:list-item>
      </text:list>
      <text:p text:style-name="P14"/>
      <text:h text:style-name="P17" text:outline-level="2">9. On-line dokumentáció és Help rendszer</text:h>
      <text:p text:style-name="P5">A játék dokumentációja a játék weboldalán elérhető. </text:p>
      <text:h text:style-name="P17" text:outline-level="2">10. Felhasznált kész komponensek</text:h>
      <text:p text:style-name="P8"><text:span text:style-name="T2">LWJGL, ingyenes játék könyvtár. </text:span><text:a xlink:type="simple" xlink:href="http://www.lwjgl.org/" text:style-name="Internet_20_link" text:visited-style-name="Visited_20_Internet_20_Link">www.lwjgl.org</text:a><text:span text:style-name="T2">. </text:span><text:span text:style-name="T4">Licensz: BSD</text:span></text:p>
      <text:h text:style-name="P17" text:outline-level="2">11. Interfészek</text:h>
      <text:p text:style-name="P13"/>
      <text:p text:style-name="P11">Ebben a fejezetben kell specifikálni a rendszer valamennyi külső kapcsolatát, az ezt biztosító interfészeket.</text:p>
      <text:p text:style-name="P14"/>
      <text:h text:style-name="P21" text:outline-level="3">11.1. Felhasználói interfészek</text:h>
      <text:p text:style-name="P13"/>
      <text:p text:style-name="P11">Ebben az alpontban kell leírni a felhasználói interfészre vonatkozó követelményeket. Ilyenek lehetnek például:</text:p>
      <text:list xml:id="list1707860393" text:style-name="L8">
        <text:list-item>
          <text:p text:style-name="P26">használandó szabvány vagy kvázi-szabvány, stílus,</text:p>
        </text:list-item>
        <text:list-item>
          <text:p text:style-name="P26">a különböző felhasználói csoportok (munkakör, gyakorlottság stb. szerint) elvárásai,</text:p>
        </text:list-item>
        <text:list-item>
          <text:p text:style-name="P26">a leglényegesebb user interface elemek tervei.</text:p>
        </text:list-item>
      </text:list>
      <text:p text:style-name="P14"/>
      <text:h text:style-name="P21" text:outline-level="3">11.2. Hardware interfészek</text:h>
      <text:p text:style-name="P13"/>
      <text:p text:style-name="P11">Ha vannak a rendszerben speciális kezelendő hardware elemek.</text:p>
      <text:p text:style-name="P14"/>
      <text:h text:style-name="P21" text:outline-level="3">11.3. Software interfészek</text:h>
      <text:p text:style-name="P13"/>
      <text:p text:style-name="P11">Ha a rendszernek más rendszerekkel az üzembe helyezés után, vagy belátható időn belül majd a kapcsolatot kell tartania más rendszerekkel, itt kell megadni a kapcsolat kiépítéséhez szükséges részletességű információkat.</text:p>
      <text:p text:style-name="P14"/>
      <text:h text:style-name="P21" text:outline-level="3"><text:soft-page-break/>11.3. Kommunikációs interfészek</text:h>
      <text:p text:style-name="P13"/>
      <text:p text:style-name="P11">Ha a rendszernek valamilyen kommunikációs csatorna vagy csatornák segítségével kell kapcsolatot tartania a felhasználókkal vagy más rendszerekkel. (Például internetes, mobiltelefonos kliens stb.)</text:p>
      <text:p text:style-name="P14"/>
      <text:h text:style-name="P17" text:outline-level="2">12. Alkalmazott szabványok</text:h>
      <text:p text:style-name="P13"/>
      <text:p text:style-name="P11"><text:tab/>A<text:span text:style-name="T14">z alkalmazás fejlesztése alatt elengedhetetlen adott szabványok </text:span><text:span text:style-name="T15">felhasználása. Itt megkülönböztettünk kötelezően és választás alapján alkalmazandó szabványokat. Kötelezően alkalmazandó szabványok alatt értjük azokat, amelyek kulcs fontosságú </text:span><text:span text:style-name="T16">szerepük van a fejlesztés, és a termék legális kiadásának körében. A választás alapján alkalmazott szabványok alatt olyan elemeket soroltunk fel, melyek a csapat kényelmi döntés szerint lettek felhasználva.</text:span></text:p>
      <text:h text:style-name="P21" text:outline-level="3">12.1. Kötelezően alkalmazandó szabványok</text:h>
      <text:p text:style-name="P14"><text:span text:style-name="T6">Egy szabvány</text:span><text:span text:style-name="T2"> ami előre meghatározott a projekt fejlesztésében, az a </text:span><text:span text:style-name="T6">Java</text:span><text:span text:style-name="T2"> nyelvre vonatkozó kódolási szabvány! <text:line-break/></text:span><text:span text:style-name="T5">A kész játék életkor szerinti és tartalom szerinti besorolására </text:span><text:span text:style-name="T3">az Egységes Európai Játékinformációs Rendszer, azaz a PEGI dönt.</text:span></text:p>
      <text:h text:style-name="P21" text:outline-level="3">12.2. Választás alapján alkalmazott szabványok</text:h>
      <text:p text:style-name="P31">Alapjáraton 4:3-as képarány alkalmazását <text:span text:style-name="T19">terveztük, de szélesvásznú kijelzők esetén (16:9, 16:10, 21:9) biztosítunk egy egyedi keretet az adott környezettől függően</text:span>. </text:p>
      <text:p text:style-name="P19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Times New Roman1" svg:font-family="'Times New Roman'"/>
    <style:font-face style:name="FreeSans1" svg:font-family="FreeSans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5T18:21:31.281045649</meta:creation-date>
    <dc:date>2021-10-21T22:07:39.025997527</dc:date>
    <meta:editing-duration>PT1H20M34S</meta:editing-duration>
    <meta:editing-cycles>12</meta:editing-cycles>
    <meta:generator>LibreOffice/7.1.6.2$Linux_X86_64 LibreOffice_project/10$Build-2</meta:generator>
    <meta:document-statistic meta:table-count="0" meta:image-count="0" meta:object-count="0" meta:page-count="6" meta:paragraph-count="107" meta:word-count="1151" meta:character-count="8790" meta:non-whitespace-character-count="7776"/>
  </office:meta>
</office:document-meta>
</file>